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" svg:font-family="Apto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color="#000000" fo:language="en" fo:country="ZA"/>
    </style:style>
    <style:style style:name="T3" style:parent-style-name="DefaultParagraphFont" style:family="text">
      <style:text-properties fo:font-weight="bold" style:font-weight-asian="bold" style:font-weight-complex="bold" fo:color="#000000" fo:font-size="12pt" style:font-size-asian="12pt" style:font-size-complex="12pt" fo:language="en" fo:country="ZA"/>
    </style:style>
    <style:style style:name="T4" style:parent-style-name="DefaultParagraphFont" style:family="text">
      <style:text-properties fo:color="#000000" fo:font-size="12pt" style:font-size-asian="12pt" style:font-size-complex="12pt" fo:language="en" fo:country="ZA"/>
    </style:style>
    <style:style style:name="T5" style:parent-style-name="DefaultParagraphFont" style:family="text">
      <style:text-properties fo:color="#000000" fo:language="en" fo:country="ZA"/>
    </style:style>
    <style:style style:name="T6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en" fo:country="ZA"/>
    </style:style>
    <style:style style:name="T7" style:parent-style-name="DefaultParagraphFont" style:family="text">
      <style:text-properties fo:color="#000000" fo:language="en" fo:country="ZA"/>
    </style:style>
    <style:style style:name="T8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en" fo:country="ZA"/>
    </style:style>
    <style:style style:name="T9" style:parent-style-name="DefaultParagraphFont" style:family="text">
      <style:text-properties fo:color="#000000" fo:language="en" fo:country="ZA"/>
    </style:style>
    <style:style style:name="T10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en" fo:country="ZA"/>
    </style:style>
    <style:style style:name="P11" style:parent-style-name="Normal" style:family="paragraph">
      <style:text-properties fo:language="en" fo:country="ZA"/>
    </style:style>
    <style:style style:name="P12" style:parent-style-name="Normal" style:family="paragraph">
      <style:text-properties fo:language="en" fo:country="ZA"/>
    </style:style>
    <style:style style:name="P13" style:parent-style-name="Normal" style:family="paragraph">
      <style:text-properties fo:language="en" fo:country="ZA"/>
    </style:style>
    <style:style style:name="P14" style:parent-style-name="Normal" style:family="paragraph">
      <style:paragraph-properties fo:text-align="center"/>
      <style:text-properties fo:text-shadow="0.0145in 0.0145in 0.0416in #000000" fo:color="#000000" fo:font-size="10pt" style:font-size-asian="10pt" style:font-size-complex="10pt" fo:language="en" fo:country="ZA"/>
    </style:style>
    <style:style style:name="P15" style:parent-style-name="Normal" style:family="paragraph">
      <style:paragraph-properties fo:text-align="center"/>
      <style:text-properties fo:text-shadow="0.0145in 0.0145in 0.0416in #000000" fo:color="#000000" fo:font-size="10pt" style:font-size-asian="10pt" style:font-size-complex="10pt" fo:language="en" fo:country="ZA"/>
    </style:style>
    <style:style style:name="P16" style:parent-style-name="Normal" style:family="paragraph">
      <style:paragraph-properties fo:text-align="center"/>
      <style:text-properties fo:text-shadow="0.0145in 0.0145in 0.0416in #000000" fo:color="#000000" fo:font-size="10pt" style:font-size-asian="10pt" style:font-size-complex="10pt" fo:language="en" fo:country="ZA"/>
    </style:style>
    <style:style style:family="graphic" style:name="a37">
      <style:graphic-properties style:wrap="run-through" style:run-through="foreground" draw:fill="none" draw:stroke="solid" svg:stroke-width="0.01389in" svg:stroke-color="#92d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foreground" draw:fill="none" draw:stroke="solid" svg:stroke-width="0.01389in" svg:stroke-color="#92d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solid" draw:fill-color="#a5a5a5" draw:opacity="100%" draw:stroke="solid" svg:stroke-width="0.01389in" svg:stroke-color="#43434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>
      <style:graphic-properties style:wrap="run-through" style:run-through="foreground" draw:fill="none" draw:stroke="solid" svg:stroke-width="0.00694in" svg:stroke-color="#4472c4" draw:marker-end="a1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0694in" svg:stroke-color="#4472c4" draw:marker-end="a2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2f2f2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>
      <style:graphic-properties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0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0694in" svg:stroke-color="#000000" draw:marker-end="a13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>
      <style:graphic-properties style:wrap="run-through" style:run-through="foreground" draw:fill="none" draw:stroke="solid" svg:stroke-width="0.00694in" svg:stroke-color="#000000" draw:marker-end="a1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1c440d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1c440d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>
      <style:graphic-properties style:wrap="run-through" style:run-through="foreground" draw:fill="solid" draw:fill-color="#a5a5a5" draw:opacity="100%" draw:stroke="solid" svg:stroke-width="0.01389in" svg:stroke-color="#43434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>
      <style:graphic-properties style:wrap="run-through" style:run-through="foreground" draw:fill="solid" draw:fill-color="#a5a5a5" draw:opacity="100%" draw:stroke="solid" svg:stroke-width="0.01389in" svg:stroke-color="#43434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3125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2f2f2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draw:fill="none" draw:stroke="solid" svg:stroke-width="0.03125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4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6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7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8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9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>
      <style:graphic-properties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>
      <style:graphic-properties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2f2f2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>
      <style:graphic-properties style:wrap="run-through" style:run-through="foreground" draw:fill="none" draw:stroke="solid" svg:stroke-width="0.01389in" svg:stroke-color="#92d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none" draw:stroke="solid" svg:stroke-width="0.01389in" svg:stroke-color="#92d05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custom-shape svg:x="8.97391in" svg:y="6.62609in" svg:width="1.47222in" svg:height="0.36458in" draw:z-index="251742208" draw:id="id0" draw:style-name="a0" draw:name="Rectangle 8" text:anchor-type="paragraph"><svg:title/><svg:desc/><text:p text:style-name="Normal"><text:span text:style-name="T2">Sheet: <text:s text:c="5"/></text:span><text:span text:style-name="T3">1</text:span><text:span text:style-name="T4">/1</text:span></text:p><draw:enhanced-geometry draw:type="non-primitive" svg:viewBox="0 0 21600 21600" draw:enhanced-path="M 0 0 L 21600 0 21600 21600 0 21600 Z N"/></draw:custom-shape><draw:custom-shape svg:x="6.29514in" svg:y="6.61703in" svg:width="2.66944in" svg:height="0.37361in" draw:z-index="251740160" draw:id="id1" draw:style-name="a1" draw:name="Rectangle 8" text:anchor-type="paragraph"><svg:title/><svg:desc/><text:p text:style-name="Normal"><text:span text:style-name="T5">Date of issue:<text:s/></text:span><text:span text:style-name="T6">25/01/2024</text:span></text:p><draw:enhanced-geometry draw:type="non-primitive" svg:viewBox="0 0 21600 21600" draw:enhanced-path="M 0 0 L 21600 0 21600 21600 0 21600 Z N"/></draw:custom-shape><draw:custom-shape svg:x="2.74783in" svg:y="6.62609in" svg:width="3.52986in" svg:height="0.37222in" draw:z-index="251738112" draw:id="id2" draw:style-name="a2" draw:name="Rectangle 8" text:anchor-type="paragraph"><svg:title/><svg:desc/><text:p text:style-name="Normal"><text:span text:style-name="T7">Person responsible:<text:s/></text:span><text:span text:style-name="T8">Willie Broekman</text:span></text:p><draw:enhanced-geometry draw:type="non-primitive" svg:viewBox="0 0 21600 21600" draw:enhanced-path="M 0 0 L 21600 0 21600 21600 0 21600 Z N"/></draw:custom-shape><draw:custom-shape svg:x="-0.7913in" svg:y="6.62609in" svg:width="3.52986in" svg:height="0.375in" draw:z-index="251736064" draw:id="id3" draw:style-name="a3" draw:name="Rectangle 8" text:anchor-type="paragraph"><svg:title/><svg:desc/><text:p text:style-name="Normal"><text:span text:style-name="T9">Title: <text:s text:c="5"/></text:span><text:span text:style-name="T10">Vertical Conveyor layout design</text:span></text:p><draw:enhanced-geometry draw:type="non-primitive" svg:viewBox="0 0 21600 21600" draw:enhanced-path="M 0 0 L 21600 0 21600 21600 0 21600 Z N"/></draw:custom-shape><draw:connector draw:type="line" svg:x1="-0.78125in" svg:y1="6.61458in" svg:x2="10.44792in" svg:y2="6.61458in" draw:z-index="251734016" draw:id="id4" draw:style-name="a4" draw:name="Straight Connector 14" text:anchor-type="paragraph"><svg:title/><svg:desc/></draw:connector><draw:custom-shape svg:x="-0.79167in" svg:y="-0.76042in" svg:width="11.25in" svg:height="7.76042in" draw:z-index="251732992" draw:id="id5" draw:style-name="a5" draw:name="Rectangle 13" text:anchor-type="paragraph"><svg:title/><svg:desc/><draw:enhanced-geometry draw:type="non-primitive" svg:viewBox="0 0 21600 21600" draw:enhanced-path="M 0 0 L 21600 0 21600 21600 0 21600 Z N"/></draw:custom-shape><draw:connector draw:type="line" svg:x1="3.73125in" svg:y1="5.44236in" svg:x2="3.73125in" svg:y2="5.96111in" draw:z-index="251728896" draw:id="id6" draw:style-name="a6" draw:name="Straight Connector 11" text:anchor-type="paragraph"><svg:title/><svg:desc/></draw:connector><draw:frame draw:z-index="251731968" draw:id="id7" draw:style-name="a7" draw:name="Text Box 2" text:anchor-type="paragraph" svg:x="3.54219in" svg:y="5.91061in" svg:width="0.40833in" svg:height="0.32986in" style:rel-width="scale" style:rel-height="scale"><draw:text-box><text:p text:style-name="P11">S2</text:p></draw:text-box><svg:title/><svg:desc/></draw:frame><draw:custom-shape svg:x="3.69838in" svg:y="5.38843in" svg:width="0.08056in" svg:height="0.10764in" draw:z-index="251729920" draw:id="id8" draw:style-name="a8" draw:name="Oval 12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z-index="251726848" draw:id="id9" draw:style-name="a9" draw:name="Text Box 2" text:anchor-type="paragraph" svg:x="4.52831in" svg:y="5.91042in" svg:width="0.40833in" svg:height="0.32986in" style:rel-width="scale" style:rel-height="scale"><draw:text-box><text:p text:style-name="P12">S3</text:p></draw:text-box><svg:title/><svg:desc/></draw:frame><draw:frame draw:z-index="251724800" draw:id="id10" draw:style-name="a10" draw:name="Text Box 2" text:anchor-type="paragraph" svg:x="2.89517in" svg:y="5.91078in" svg:width="0.40833in" svg:height="0.32986in" style:rel-width="scale" style:rel-height="scale"><draw:text-box><text:p text:style-name="P13">S1</text:p></draw:text-box><svg:title/><svg:desc/></draw:frame><draw:connector draw:type="line" svg:x1="4.73131in" svg:y1="4.95734in" svg:x2="4.73131in" svg:y2="6.21775in" draw:z-index="251722752" draw:id="id11" draw:style-name="a11" draw:name="Straight Connector 11" text:anchor-type="paragraph"><svg:title/><svg:desc/></draw:connector><draw:connector draw:type="line" svg:x1="3.12986in" svg:y1="4.96181in" svg:x2="3.12986in" svg:y2="6.22222in" draw:z-index="251720704" draw:id="id12" draw:style-name="a12" draw:name="Straight Connector 11" text:anchor-type="paragraph"><svg:title/><svg:desc/></draw:connector><draw:connector draw:type="line" svg:x1="5.53007in" svg:y1="0.26087in" svg:x2="4.98424in" svg:y2="0.75254in" draw:z-index="251715584" draw:id="id13" draw:style-name="a14" draw:name="Straight Arrow Connector 10" text:anchor-type="paragraph"><svg:title/><svg:desc/></draw:connector><draw:frame draw:z-index="251719680" draw:id="id14" draw:style-name="a15" draw:name="Text Box 2" text:anchor-type="paragraph" svg:x="5.50516in" svg:y="0in" svg:width="0.8in" svg:height="0.32153in" style:rel-width="scale" style:rel-height="scale"><draw:text-box><text:p text:style-name="Normal">Motor 4</text:p></draw:text-box><svg:title/><svg:desc/></draw:frame><draw:frame draw:z-index="251717632" draw:id="id15" draw:style-name="a16" draw:name="Text Box 2" text:anchor-type="paragraph" svg:x="2.39982in" svg:y="0.00057in" svg:width="0.8in" svg:height="0.32153in" style:rel-width="scale" style:rel-height="scale"><draw:text-box><text:p text:style-name="Normal">Motor 3</text:p></draw:text-box><svg:title/><svg:desc/></draw:frame><draw:connector draw:type="line" svg:x1="2.83478in" svg:y1="0.23478in" svg:x2="3.80839in" svg:y2="0.82575in" draw:z-index="251713536" draw:id="id16" draw:style-name="a18" draw:name="Straight Arrow Connector 10" text:anchor-type="paragraph"><svg:title/><svg:desc/></draw:connector><draw:connector draw:type="line" svg:x1="6.0619in" svg:y1="0.6237in" svg:x2="7.47926in" svg:y2="0.6237in" draw:z-index="251712512" draw:id="id17" draw:style-name="a20" draw:name="Straight Arrow Connector 9" text:anchor-type="paragraph"><svg:title/><svg:desc/></draw:connector><draw:connector draw:type="line" svg:x1="1.04348in" svg:y1="5.2087in" svg:x2="2.46084in" svg:y2="5.2087in" draw:z-index="251710464" draw:id="id18" draw:style-name="a22" draw:name="Straight Arrow Connector 9" text:anchor-type="paragraph"><svg:title/><svg:desc/></draw:connector><draw:custom-shape svg:x="5.21875in" svg:y="0.74007in" svg:width="3.09653in" svg:height="0.32014in" draw:z-index="251709440" draw:id="id19" draw:style-name="a23" draw:name="Rectangle: Rounded Corners 2" text:anchor-type="paragraph"><svg:title/><svg:desc/><text:p text:style-name="P14">Conveyor<text:s/>2 (Motor 5)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3.93114in" svg:y="0.70567in" svg:width="1.02361in" svg:height="0.04931in" draw:z-index="251688960" draw:id="id20" draw:style-name="a24" draw:name="Rectangle 7" text:anchor-type="paragraph"><svg:title/><svg:desc/><draw:enhanced-geometry draw:type="non-primitive" svg:viewBox="0 0 21600 21600" draw:enhanced-path="M 0 0 L 21600 0 21600 21600 0 21600 Z N"/></draw:custom-shape><draw:custom-shape svg:width="1.02361in" svg:height="0.04931in" draw:z-index="251707392" draw:id="id21" draw:style-name="a25" draw:transform="translate(-0.51181in -0.02465in) rotate(-1.5708) translate(5.08289in 2.7198in)" draw:name="Rectangle 7" text:anchor-type="paragraph"><svg:title/><svg:desc/><draw:enhanced-geometry draw:type="non-primitive" svg:viewBox="0 0 21600 21600" draw:enhanced-path="M 0 0 L 21600 0 21600 21600 0 21600 Z N"/></draw:custom-shape><draw:custom-shape svg:width="0.30625in" svg:height="0.04931in" draw:z-index="251705344" draw:id="id22" draw:style-name="a26" draw:transform="translate(-0.15312in -0.02465in) rotate(-4.71239) translate(5.07079in 5.36697in)" draw:name="Rectangle 7" text:anchor-type="paragraph"><svg:title/><svg:desc/><draw:enhanced-geometry draw:type="non-primitive" svg:viewBox="0 0 21600 21600" draw:enhanced-path="M 0 0 L 21600 0 21600 21600 0 21600 Z N"/></draw:custom-shape><draw:custom-shape svg:x="4.57747in" svg:y="5.5831in" svg:width="0.38819in" svg:height="0.04931in" draw:z-index="251701248" draw:id="id23" draw:style-name="a27" draw:name="Rectangle 7" text:anchor-type="paragraph"><svg:title/><svg:desc/><draw:enhanced-geometry draw:type="non-primitive" svg:viewBox="0 0 21600 21600" draw:enhanced-path="M 0 0 L 21600 0 21600 21600 0 21600 Z N"/></draw:custom-shape><draw:custom-shape svg:width="0.16528in" svg:height="0.04931in" draw:z-index="251703296" draw:id="id24" draw:style-name="a28" draw:transform="translate(-0.08264in -0.02465in) rotate(-5.63639) translate(5.01579in 5.56984in)" draw:name="Rectangle 7" text:anchor-type="paragraph"><svg:title/><svg:desc/><draw:enhanced-geometry draw:type="non-primitive" svg:viewBox="0 0 21600 21600" draw:enhanced-path="M 0 0 L 21600 0 21600 21600 0 21600 Z N"/></draw:custom-shape><draw:custom-shape svg:x="3.79644in" svg:y="2.67622in" svg:width="1.02361in" svg:height="0.04931in" draw:z-index="251693056" draw:id="id25" draw:style-name="a29" draw:name="Rectangle 7" text:anchor-type="paragraph"><svg:title/><svg:desc/><draw:enhanced-geometry draw:type="non-primitive" svg:viewBox="0 0 21600 21600" draw:enhanced-path="M 0 0 L 21600 0 21600 21600 0 21600 Z N"/></draw:custom-shape><draw:custom-shape svg:x="3.80069in" svg:y="4.48712in" svg:width="1.02361in" svg:height="0.04931in" draw:z-index="251697152" draw:id="id26" draw:style-name="a30" draw:name="Rectangle 7" text:anchor-type="paragraph"><svg:title/><svg:desc/><draw:enhanced-geometry draw:type="non-primitive" svg:viewBox="0 0 21600 21600" draw:enhanced-path="M 0 0 L 21600 0 21600 21600 0 21600 Z N"/></draw:custom-shape><draw:custom-shape svg:x="3.79079in" svg:y="3.58643in" svg:width="1.02361in" svg:height="0.04931in" draw:z-index="251695104" draw:id="id27" draw:style-name="a31" draw:name="Rectangle 7" text:anchor-type="paragraph"><svg:title/><svg:desc/><draw:enhanced-geometry draw:type="non-primitive" svg:viewBox="0 0 21600 21600" draw:enhanced-path="M 0 0 L 21600 0 21600 21600 0 21600 Z N"/></draw:custom-shape><draw:custom-shape svg:x="3.80088in" svg:y="5.20605in" svg:width="1.02361in" svg:height="0.04931in" draw:z-index="251699200" draw:id="id28" draw:style-name="a32" draw:name="Rectangle 7" text:anchor-type="paragraph"><svg:title/><svg:desc/><draw:enhanced-geometry draw:type="non-primitive" svg:viewBox="0 0 21600 21600" draw:enhanced-path="M 0 0 L 21600 0 21600 21600 0 21600 Z N"/></draw:custom-shape><draw:custom-shape svg:x="3.79583in" svg:y="1.70556in" svg:width="1.02361in" svg:height="0.04931in" draw:z-index="251691008" draw:id="id29" draw:style-name="a33" draw:name="Rectangle 7" text:anchor-type="paragraph"><svg:title/><svg:desc/><draw:enhanced-geometry draw:type="non-primitive" svg:viewBox="0 0 21600 21600" draw:enhanced-path="M 0 0 L 21600 0 21600 21600 0 21600 Z N"/></draw:custom-shape><draw:custom-shape svg:x="0.45328in" svg:y="5.29755in" svg:width="3.09653in" svg:height="0.32014in" draw:z-index="251674624" draw:id="id30" draw:style-name="a34" draw:name="Rectangle: Rounded Corners 2" text:anchor-type="paragraph"><svg:title/><svg:desc/><text:p text:style-name="P15">Conveyor 1<text:s/>(Motor 1)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onnector draw:type="line" svg:x1="3.90278in" svg:y1="0.77083in" svg:x2="4.9375in" svg:y2="0.77083in" draw:z-index="251687936" draw:id="id31" draw:style-name="a35" draw:name="Straight Connector 6" text:anchor-type="paragraph"><svg:title/><svg:desc/></draw:connector><draw:connector draw:type="line" svg:x1="5.04167in" svg:y1="5.39479in" svg:x2="5.04653in" svg:y2="0.88021in" draw:z-index="251679744" draw:id="id32" draw:style-name="a36" draw:name="Straight Connector 3" text:anchor-type="paragraph"><svg:title/><svg:desc/></draw:connector><draw:connector draw:type="line" svg:x1="4.82812in" svg:y1="5.41076in" svg:x2="4.83854in" svg:y2="0.88021in" draw:z-index="251681792" draw:id="id33" draw:style-name="a37" draw:name="Straight Connector 3" text:anchor-type="paragraph"><svg:title/><svg:desc/></draw:connector><draw:connector draw:type="line" svg:x1="3.78125in" svg:y1="5.39514in" svg:x2="3.79167in" svg:y2="0.86458in" draw:z-index="251677696" draw:id="id34" draw:style-name="a38" draw:name="Straight Connector 3" text:anchor-type="paragraph"><svg:title/><svg:desc/></draw:connector><draw:custom-shape svg:x="4.83824in" svg:y="0.77818in" svg:width="0.20833in" svg:height="0.24583in" draw:z-index="251686912" draw:id="id35" draw:style-name="a39" draw:name="Oval 5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79288in" svg:y="0.77772in" svg:width="0.20833in" svg:height="0.24583in" draw:z-index="251684864" draw:id="id36" draw:style-name="a40" draw:name="Oval 5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4.83582in" svg:y="5.30597in" svg:width="0.20833in" svg:height="0.24583in" draw:z-index="251682816" draw:id="id37" draw:style-name="a41" draw:name="Oval 5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79851in" svg:y="5.28358in" svg:width="1.02222in" svg:height="0.28194in" draw:z-index="251676672" draw:id="id38" draw:style-name="a42" draw:name="Rectangle: Rounded Corners 2" text:anchor-type="paragraph"><svg:title/><svg:desc/><text:p text:style-name="P16">Motor<text:s/>2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3.59896in" svg:y="0.16667in" svg:width="1.60833in" svg:height="5.66597in" draw:z-index="251659264" draw:id="id39" draw:style-name="a43" draw:name="Rectangle 1" text:anchor-type="paragraph"><svg:title/><svg:desc/><draw:enhanced-geometry draw:type="non-primitive" svg:viewBox="0 0 21600 21600" draw:enhanced-path="M 0 0 L 21600 0 21600 21600 0 21600 Z N"/></draw:custom-shape><draw:custom-shape svg:x="3.67187in" svg:y="0.25972in" svg:width="1.45833in" svg:height="0.71875in" draw:z-index="251673600" draw:id="id40" draw:style-name="a44" draw:name="Rectangle 1" text:anchor-type="paragraph"><svg:title/><svg:desc/><draw:enhanced-geometry draw:type="non-primitive" svg:viewBox="0 0 21600 21600" draw:enhanced-path="M 0 0 L 21600 0 21600 21600 0 21600 Z N"/></draw:custom-shape><draw:custom-shape svg:x="3.67708in" svg:y="1.07778in" svg:width="1.45833in" svg:height="0.71875in" draw:z-index="251671552" draw:id="id41" draw:style-name="a45" draw:name="Rectangle 1" text:anchor-type="paragraph"><svg:title/><svg:desc/><draw:enhanced-geometry draw:type="non-primitive" svg:viewBox="0 0 21600 21600" draw:enhanced-path="M 0 0 L 21600 0 21600 21600 0 21600 Z N"/></draw:custom-shape><draw:custom-shape svg:x="3.67708in" svg:y="1.88021in" svg:width="1.45833in" svg:height="0.71875in" draw:z-index="251669504" draw:id="id42" draw:style-name="a46" draw:name="Rectangle 1" text:anchor-type="paragraph"><svg:title/><svg:desc/><draw:enhanced-geometry draw:type="non-primitive" svg:viewBox="0 0 21600 21600" draw:enhanced-path="M 0 0 L 21600 0 21600 21600 0 21600 Z N"/></draw:custom-shape><draw:custom-shape svg:x="3.67708in" svg:y="2.66667in" svg:width="1.45833in" svg:height="0.71875in" draw:z-index="251667456" draw:id="id43" draw:style-name="a47" draw:name="Rectangle 1" text:anchor-type="paragraph"><svg:title/><svg:desc/><draw:enhanced-geometry draw:type="non-primitive" svg:viewBox="0 0 21600 21600" draw:enhanced-path="M 0 0 L 21600 0 21600 21600 0 21600 Z N"/></draw:custom-shape><draw:custom-shape svg:x="3.67708in" svg:y="3.46319in" svg:width="1.45833in" svg:height="0.71875in" draw:z-index="251665408" draw:id="id44" draw:style-name="a48" draw:name="Rectangle 1" text:anchor-type="paragraph"><svg:title/><svg:desc/><draw:enhanced-geometry draw:type="non-primitive" svg:viewBox="0 0 21600 21600" draw:enhanced-path="M 0 0 L 21600 0 21600 21600 0 21600 Z N"/></draw:custom-shape><draw:custom-shape svg:x="3.67604in" svg:y="4.25486in" svg:width="1.45833in" svg:height="0.71875in" draw:z-index="251663360" draw:id="id45" draw:style-name="a49" draw:name="Rectangle 1" text:anchor-type="paragraph"><svg:title/><svg:desc/><draw:enhanced-geometry draw:type="non-primitive" svg:viewBox="0 0 21600 21600" draw:enhanced-path="M 0 0 L 21600 0 21600 21600 0 21600 Z N"/></draw:custom-shape><draw:custom-shape svg:x="3.67708in" svg:y="5.03646in" svg:width="1.45833in" svg:height="0.71875in" draw:z-index="251661312" draw:id="id46" draw:style-name="a50" draw:name="Rectangle 1" text:anchor-type="paragraph"><svg:title/><svg:desc/><draw:enhanced-geometry draw:type="non-primitive" svg:viewBox="0 0 21600 21600" draw:enhanced-path="M 0 0 L 21600 0 21600 21600 0 21600 Z N"/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" svg:font-family="Apto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3%"/>
      <style:text-properties style:font-name="Aptos" style:font-name-asian="Aptos" style:font-name-complex="Times New Roman" style:letter-kerning="true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21" svg:viewBox="0 0 20 30" svg:d="m10 0-10 30h20z"/>
    <draw:marker draw:name="a17" svg:viewBox="0 0 20 30" svg:d="m10 0-10 30h20z"/>
    <draw:marker draw:name="a19" svg:viewBox="0 0 20 30" svg:d="m10 0-10 30h20z"/>
    <draw:marker draw:name="a13" svg:viewBox="0 0 20 30" svg:d="m10 0-10 30h20z"/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illie Broekman</meta:initial-creator>
    <dc:creator>Willie Broekman</dc:creator>
    <meta:creation-date>2024-01-30T13:34:00Z</meta:creation-date>
    <dc:date>2024-01-30T13:34:00Z</dc:date>
    <meta:template xlink:href="Normal.dotm" xlink:type="simple"/>
    <meta:editing-cycles>2</meta:editing-cycles>
    <meta:editing-duration>PT0S</meta:editing-duration>
    <meta:document-statistic meta:page-count="1" meta:paragraph-count="1" meta:word-count="7" meta:character-count="47" meta:row-count="1" meta:non-whitespace-character-count="41"/>
  </office:meta>
</office:document-meta>
</file>